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1.029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0cm" fo:min-width="0.103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1.029cm" fo:min-width="0cm" fo:padding-top="0.142cm" fo:padding-bottom="0.142cm" fo:padding-left="0.267cm" fo:padding-right="0.267cm" loext:softedge-radius="0cm"/>
    </style:style>
    <style:style style:name="gr4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0cm" fo:min-width="0.182cm" fo:padding-top="0.142cm" fo:padding-bottom="0.142cm" fo:padding-left="0.267cm" fo:padding-right="0.267cm" loext:softedge-radius="0cm"/>
    </style:style>
    <style:style style:name="gr5" style:family="graphic" style:parent-style-name="standard">
      <style:graphic-properties draw:stroke="solid" svg:stroke-width="0.035cm" svg:stroke-color="#706e0c" draw:marker-start-width="0.252cm" draw:marker-end-width="0.252cm" draw:fill="solid" draw:fill-color="#ffff38" loext:fill-use-slide-background="false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706e0c" draw:marker-start-width="0.252cm" draw:marker-end-width="0.252cm" draw:fill="solid" draw:fill-color="#ffffff" draw:textarea-horizontal-align="justify" draw:textarea-vertical-align="middle" draw:auto-grow-height="false" fo:min-height="0.05cm" fo:min-width="0cm" fo:padding-top="0.142cm" fo:padding-bottom="0.142cm" fo:padding-left="0.267cm" fo:padding-right="0.267cm" loext:softedge-radius="0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loext:softedge-radius="0cm"/>
    </style:style>
    <style:style style:name="gr8" style:family="graphic" style:parent-style-name="standard">
      <style:graphic-properties draw:stroke="solid" svg:stroke-width="0.035cm" svg:stroke-color="#706e0c" draw:marker-start-width="0.252cm" draw:marker-end-width="0.252cm" draw:fill="solid" draw:fill-color="#ffffff" draw:textarea-horizontal-align="justify" draw:textarea-vertical-align="middle" draw:auto-grow-height="false" fo:min-height="0.05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706e0c" draw:marker-start-width="0.252cm" draw:marker-end-width="0.252cm" draw:fill="solid" draw:fill-color="#ffffd7" draw:textarea-horizontal-align="justify" draw:textarea-vertical-align="middle" draw:auto-grow-height="false" fo:min-height="0.702cm" fo:min-width="0.179cm" fo:padding-top="0.142cm" fo:padding-bottom="0.142cm" fo:padding-left="0.267cm" fo:padding-right="0.267cm" draw:shadow="hidden"/>
    </style:style>
    <style:style style:name="gr10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0.123cm" fo:min-width="0.098cm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none" svg:stroke-width="0cm" svg:stroke-color="#000000" draw:marker-start-width="0.306cm" draw:marker-end-width="0.306cm" draw:fill="solid" draw:fill-color="#000000" draw:opacity="100%" draw:textarea-horizontal-align="center" draw:textarea-vertical-align="middle" fo:padding-top="0.16cm" fo:padding-bottom="0.16cm" fo:padding-left="0.285cm" fo:padding-right="0.285cm"/>
    </style:style>
    <style:style style:name="P1" style:family="paragraph">
      <loext:graphic-properties draw:fill="solid" draw:fill-color="#ffff38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d7"/>
      <style:paragraph-properties fo:text-align="center"/>
    </style:style>
    <style:style style:name="P5" style:family="paragraph">
      <loext:graphic-properties draw:fill="solid" draw:fill-color="#000000" draw:opacity="100%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38cm" svg:height="1.857cm" draw:transform="rotate (0.785398163397448) translate (-0.114cm 1.9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87cm" svg:height="0.174cm" svg:x="0.818cm" svg:y="3.00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738cm" svg:height="1.857cm" draw:transform="rotate (0.785398163397448) translate (2.273cm 1.96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752cm" svg:height="0.126cm" svg:x="2.49cm" svg:y="3.047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5" draw:text-style-name="P1" draw:layer="layout" svg:width="2.372cm" svg:height="2.558cm" svg:x="0.812cm" svg:y="0.616cm" svg:viewBox="0 0 2373 2559" svg:d="M226 354c7-220 125-345 366-352 198 14 345 132 345 345h38v-2h462c0-213 146-331 344-345 241 7 359 132 366 352 8 235 271 806 220 1121-66 388-366 1084-535 1084h-433v2h-858c-168 0-469-696-534-1084-52-315 212-886 219-1121z">
            <text:p/>
          </draw:path>
          <draw:custom-shape draw:style-name="gr6" draw:text-style-name="P2" draw:layer="layout" svg:width="0.471cm" svg:height="0.472cm" svg:x="2.378cm" svg:y="0.80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186cm" svg:height="0.307cm" svg:x="2.52cm" svg:y="0.88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471cm" svg:height="0.472cm" svg:x="1.147cm" svg:y="0.8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4" draw:layer="layout" svg:width="0.984cm" svg:height="0.925cm" svg:x="1.506cm" svg:y="2.25cm" svg:viewBox="0 0 985 926" svg:d="M492 0c87 0 172 23 247 66 74 43 137 105 180 180s66 160 66 246v280c0 52-8 103-24 152h-255v2h-681c-17-49-25-101-25-154v-280c0-86 23-171 66-246s105-137 180-180 160-66 246-66z">
            <text:p/>
          </draw:path>
          <draw:path draw:style-name="gr10" draw:text-style-name="P1" draw:layer="layout" svg:width="0.868cm" svg:height="0.274cm" svg:x="1.051cm" svg:y="2.902cm" svg:viewBox="0 0 869 275" svg:d="M0 275c0-1 0-3 0-4 0-47 21-95 58-136 38-41 93-74 159-99 66-24 141-36 218-36 76 0 151 12 216 36 67 25 121 58 159 99s59 89 59 136c0 1 0 3 0 4z">
            <text:p/>
          </draw:path>
          <draw:path draw:style-name="gr10" draw:text-style-name="P1" draw:layer="layout" svg:width="0.868cm" svg:height="0.274cm" svg:x="2.129cm" svg:y="2.902cm" svg:viewBox="0 0 869 275" svg:d="M0 275c0-1 0-3 0-4 0-47 21-95 58-136 38-41 93-74 159-99 66-24 141-36 218-36 76 0 151 12 216 36 67 25 121 58 159 99s59 89 59 136c0 1 0 3 0 4z">
            <text:p/>
          </draw:path>
          <draw:custom-shape draw:style-name="gr7" draw:text-style-name="P3" draw:layer="layout" svg:width="0.186cm" svg:height="0.307cm" svg:x="1.288cm" svg:y="0.88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1" draw:text-style-name="P5" draw:layer="layout" svg:width="1.221cm" svg:height="0.072cm" svg:x="1.388cm" svg:y="1.674cm" svg:viewBox="0 0 1222 73" draw:points="0,73 0,37 0,0 1222,0 1222,37 1222,73">
            <text:p/>
          </draw:polygon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5:09:33.598704303</meta:creation-date>
    <dc:date>2022-11-06T13:39:59.978706335</dc:date>
    <meta:editing-duration>PT5M</meta:editing-duration>
    <meta:editing-cycles>3</meta:editing-cycles>
    <meta:generator>LibreOffice/7.4.0.3$MacOSX_X86_64 LibreOffice_project/f85e47c08ddd19c015c0114a68350214f7066f5a</meta:generator>
    <meta:document-statistic meta:object-count="14"/>
  </office:meta>
</office:document-meta>
</file>